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15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value-type" style:repeat-content="false"/>
      <style:paragraph-properties fo:margin-left="0pt"/>
    </style:style>
    <style:style style:name="ce28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/>
          <table:table-cell table:number-columns-repeated="26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8" office:value-type="string" calcext:value-type="string">
            <text:p>Circuit level error MONOLITHIC --------TESTING VALUES</text:p>
          </table:table-cell>
          <table:table-cell table:style-name="ce8" table:number-columns-repeated="5"/>
          <table:table-cell table:number-columns-repeated="41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Circuit level error MONOLITHIC --------local method</text:p>
          </table:table-cell>
          <table:table-cell table:style-name="ce8" table:number-columns-repeated="5"/>
          <table:table-cell table:style-name="ce8" office:value-type="string" calcext:value-type="string">
            <text:p>Circuit level error MONOLITHIC --------rounds method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8" office:value-type="string" calcext:value-type="string">
            <text:p>Circuit level error MONOLITHIC -------- reversed rounds method</text:p>
          </table:table-cell>
          <table:table-cell table:style-name="ce8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8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8"/>
          <table:table-cell table:number-columns-repeated="42"/>
        </table:table-row>
        <table:table-row table:style-name="ro1">
          <table:table-cell table:number-columns-repeated="4"/>
          <table:table-cell table:style-name="ce8"/>
          <table:table-cell table:number-columns-repeated="42"/>
        </table:table-row>
        <table:table-row table:style-name="ro1">
          <table:table-cell table:style-name="ce8" office:value-type="string" calcext:value-type="string">
            <text:p>MONOLITHIC -------- ignore = 0.02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MONOLITHIC -------- ignore = 0.075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42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MONOLITHIC -------- ignore = 0.10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a0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a0 parallel – single_rounds ignore=0.05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eta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IRE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Hybri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– single_rounds ignore=0.05 –-- TAKE 2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 --- TAKE 2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IRED – single_rounds ignore=0.05 – TAKE 2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08" calcext:value-type="float">
            <text:p>0.00308</text:p>
          </table:table-cell>
          <table:table-cell office:value-type="float" office:value="0.0024889" calcext:value-type="float">
            <text:p>0.00248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049467" calcext:value-type="float">
            <text:p>0.0049467</text:p>
          </table:table-cell>
          <table:table-cell office:value-type="float" office:value="0.0037693" calcext:value-type="float">
            <text:p>0.0037693</text:p>
          </table:table-cell>
          <table:table-cell office:value-type="float" office:value="0.0031633" calcext:value-type="float">
            <text:p>0.0031633</text:p>
          </table:table-cell>
          <table:table-cell table:number-columns-repeated="3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065433" calcext:value-type="float">
            <text:p>0.0065433</text:p>
          </table:table-cell>
          <table:table-cell office:value-type="float" office:value="0.0052947" calcext:value-type="float">
            <text:p>0.0052947</text:p>
          </table:table-cell>
          <table:table-cell office:value-type="float" office:value="0.0046333" calcext:value-type="float">
            <text:p>0.0046333</text:p>
          </table:table-cell>
          <table:table-cell table:number-columns-repeated="3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074683" calcext:value-type="float">
            <text:p>0.0074683</text:p>
          </table:table-cell>
          <table:table-cell office:value-type="float" office:value="0.0063907" calcext:value-type="float">
            <text:p>0.0063907</text:p>
          </table:table-cell>
          <table:table-cell office:value-type="float" office:value="0.00576" calcext:value-type="float">
            <text:p>0.00576</text:p>
          </table:table-cell>
          <table:table-cell table:number-columns-repeated="3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99433" calcext:value-type="float">
            <text:p>0.0099433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47" calcext:value-type="float">
            <text:p>0.00847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41233" calcext:value-type="float">
            <text:p>0.0141233</text:p>
          </table:table-cell>
          <table:table-cell office:value-type="float" office:value="0.0134213" calcext:value-type="float">
            <text:p>0.0134213</text:p>
          </table:table-cell>
          <table:table-cell office:value-type="float" office:value="0.0137311" calcext:value-type="float">
            <text:p>0.0137311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2"/>
          <table:table-cell office:value-type="float" office:value="0.00055" calcext:value-type="float">
            <text:p>0.00055</text:p>
          </table:table-cell>
          <table:table-cell office:value-type="float" office:value="0.0117767" calcext:value-type="float">
            <text:p>0.0117767</text:p>
          </table:table-cell>
          <table:table-cell office:value-type="float" office:value="0.0108267" calcext:value-type="float">
            <text:p>0.0108267</text:p>
          </table:table-cell>
          <table:table-cell office:value-type="float" office:value="0.0107333" calcext:value-type="float">
            <text:p>0.0107333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office:value-type="float" office:value="0.0135933" calcext:value-type="float">
            <text:p>0.0135933</text:p>
          </table:table-cell>
          <table:table-cell table:number-columns-repeated="3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2"/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office:value-type="float" office:value="0.0188756" calcext:value-type="float">
            <text:p>0.0188756</text:p>
          </table:table-cell>
          <table:table-cell table:number-columns-repeated="3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office:value-type="float" office:value="0.0255344" calcext:value-type="float">
            <text:p>0.0255344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19096" calcext:value-type="float">
            <text:p>0.019096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186329" calcext:value-type="float">
            <text:p>0.0186329</text:p>
          </table:table-cell>
          <table:table-cell office:value-type="float" office:value="0.0191638" calcext:value-type="float">
            <text:p>0.0191638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2"/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346733" calcext:value-type="float">
            <text:p>0.0346733</text:p>
          </table:table-cell>
          <table:table-cell table:number-columns-repeated="10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0.046475" calcext:value-type="float">
            <text:p>0.046475</text:p>
          </table:table-cell>
          <table:table-cell office:value-type="float" office:value="0.0467973" calcext:value-type="float">
            <text:p>0.0467973</text:p>
          </table:table-cell>
          <table:table-cell office:value-type="float" office:value="0.0450133" calcext:value-type="float">
            <text:p>0.0450133</text:p>
          </table:table-cell>
          <table:table-cell table:number-columns-repeated="10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office:value-type="float" office:value="0.0572483" calcext:value-type="float">
            <text:p>0.0572483</text:p>
          </table:table-cell>
          <table:table-cell office:value-type="float" office:value="0.0548773" calcext:value-type="float">
            <text:p>0.0548773</text:p>
          </table:table-cell>
          <table:table-cell office:value-type="float" office:value="0.0495489" calcext:value-type="float">
            <text:p>0.0495489</text:p>
          </table:table-cell>
          <table:table-cell table:number-columns-repeated="17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table:number-columns-repeated="21"/>
          <table:table-cell office:value-type="float" office:value="0.0002" calcext:value-type="float">
            <text:p>0.0002</text:p>
          </table:table-cell>
          <table:table-cell office:value-type="float" office:value="0.0709533" calcext:value-type="float">
            <text:p>0.0709533</text:p>
          </table:table-cell>
          <table:table-cell office:value-type="float" office:value="0.0609493" calcext:value-type="float">
            <text:p>0.0609493</text:p>
          </table:table-cell>
          <table:table-cell office:value-type="float" office:value="0.0518378" calcext:value-type="float">
            <text:p>0.0518378</text:p>
          </table:table-cell>
          <table:table-cell table:number-columns-repeated="22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pg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ire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Hybrid – single_rounds ignore=0.05</text:p>
          </table:table-cell>
          <table:table-cell table:style-name="ce8" table:number-columns-repeated="4"/>
          <table:table-cell table:number-columns-repeated="21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style-name="ce9" office:value-type="float" office:value="0.003" calcext:value-type="float">
            <text:p>0.003</text:p>
          </table:table-cell>
          <table:table-cell table:style-name="ce18" office:value-type="float" office:value="0.009044" calcext:value-type="float">
            <text:p>0.009044</text:p>
          </table:table-cell>
          <table:table-cell table:style-name="ce18" office:value-type="float" office:value="0.008605" calcext:value-type="float">
            <text:p>0.008605</text:p>
          </table:table-cell>
          <table:table-cell table:style-name="ce18" office:value-type="float" office:value="0.0077671" calcext:value-type="float">
            <text:p>0.0077671</text:p>
          </table:table-cell>
          <table:table-cell table:style-name="ce20"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table:style-name="ce16"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table:style-name="ce21" office:value-type="float" office:value="0.0103475" calcext:value-type="float">
            <text:p>0.0103475</text:p>
          </table:table-cell>
          <table:table-cell table:number-columns-repeated="2"/>
          <table:table-cell table:style-name="ce9" office:value-type="float" office:value="0.0031" calcext:value-type="float">
            <text:p>0.0031</text:p>
          </table:table-cell>
          <table:table-cell table:style-name="ce18" office:value-type="float" office:value="0.009446" calcext:value-type="float">
            <text:p>0.009446</text:p>
          </table:table-cell>
          <table:table-cell table:style-name="ce18" office:value-type="float" office:value="0.0084033" calcext:value-type="float">
            <text:p>0.0084033</text:p>
          </table:table-cell>
          <table:table-cell table:style-name="ce18" office:value-type="float" office:value="0.0079929" calcext:value-type="float">
            <text:p>0.0079929</text:p>
          </table:table-cell>
          <table:table-cell table:style-name="ce20" office:value-type="float" office:value="0.0078013" calcext:value-type="float">
            <text:p>0.0078013</text:p>
          </table:table-cell>
          <table:table-cell table:number-columns-repeated="2"/>
          <table:table-cell table:style-name="ce9" office:value-type="float" office:value="0.0033" calcext:value-type="float">
            <text:p>0.0033</text:p>
          </table:table-cell>
          <table:table-cell table:style-name="ce18" office:value-type="float" office:value="0.010862" calcext:value-type="float">
            <text:p>0.010862</text:p>
          </table:table-cell>
          <table:table-cell table:style-name="ce18" office:value-type="float" office:value="0.0100833" calcext:value-type="float">
            <text:p>0.0100833</text:p>
          </table:table-cell>
          <table:table-cell table:style-name="ce18" office:value-type="float" office:value="0.0093514" calcext:value-type="float">
            <text:p>0.0093514</text:p>
          </table:table-cell>
          <table:table-cell table:style-name="ce20"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table:style-name="ce16"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table:style-name="ce21" office:value-type="float" office:value="0.0137112" calcext:value-type="float">
            <text:p>0.0137112</text:p>
          </table:table-cell>
          <table:table-cell table:number-columns-repeated="2"/>
          <table:table-cell table:style-name="ce16"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table:style-name="ce21" office:value-type="float" office:value="0.0102187" calcext:value-type="float">
            <text:p>0.0102187</text:p>
          </table:table-cell>
          <table:table-cell table:number-columns-repeated="2"/>
          <table:table-cell table:style-name="ce16"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table:style-name="ce21"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table:style-name="ce16"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table:style-name="ce21" office:value-type="float" office:value="0.0173388" calcext:value-type="float">
            <text:p>0.0173388</text:p>
          </table:table-cell>
          <table:table-cell table:number-columns-repeated="2"/>
          <table:table-cell table:style-name="ce16"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table:style-name="ce21" office:value-type="float" office:value="0.0139337" calcext:value-type="float">
            <text:p>0.0139337</text:p>
          </table:table-cell>
          <table:table-cell table:number-columns-repeated="2"/>
          <table:table-cell table:style-name="ce16"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table:style-name="ce21"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table:style-name="ce16"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table:style-name="ce21" office:value-type="float" office:value="0.0214012" calcext:value-type="float">
            <text:p>0.0214012</text:p>
          </table:table-cell>
          <table:table-cell table:number-columns-repeated="2"/>
          <table:table-cell table:style-name="ce16"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table:style-name="ce21" office:value-type="float" office:value="0.0177163" calcext:value-type="float">
            <text:p>0.0177163</text:p>
          </table:table-cell>
          <table:table-cell table:number-columns-repeated="2"/>
          <table:table-cell table:style-name="ce16"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table:style-name="ce21"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table:style-name="ce16"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table:style-name="ce21" office:value-type="float" office:value="0.026095" calcext:value-type="float">
            <text:p>0.026095</text:p>
          </table:table-cell>
          <table:table-cell table:number-columns-repeated="2"/>
          <table:table-cell table:style-name="ce16"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table:style-name="ce21" office:value-type="float" office:value="0.0219188" calcext:value-type="float">
            <text:p>0.0219188</text:p>
          </table:table-cell>
          <table:table-cell table:number-columns-repeated="2"/>
          <table:table-cell table:style-name="ce16"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table:style-name="ce21" office:value-type="float" office:value="0.0208575" calcext:value-type="float">
            <text:p>0.0208575</text:p>
          </table:table-cell>
          <table:table-cell table:number-columns-repeated="2"/>
          <table:table-cell table:style-name="ce9" office:value-type="float" office:value="0.004" calcext:value-type="float">
            <text:p>0.004</text:p>
          </table:table-cell>
          <table:table-cell table:style-name="ce18" office:value-type="float" office:value="0.0111422" calcext:value-type="float">
            <text:p>0.0111422</text:p>
          </table:table-cell>
          <table:table-cell table:style-name="ce18" office:value-type="float" office:value="0.0093617" calcext:value-type="float">
            <text:p>0.0093617</text:p>
          </table:table-cell>
          <table:table-cell table:style-name="ce18" office:value-type="float" office:value="0.0084947" calcext:value-type="float">
            <text:p>0.0084947</text:p>
          </table:table-cell>
          <table:table-cell table:style-name="ce20"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table:style-name="ce17" office:value-type="float" office:value="0.0036" calcext:value-type="float">
            <text:p>0.0036</text:p>
          </table:table-cell>
          <table:table-cell table:style-name="ce19" office:value-type="float" office:value="0.02649" calcext:value-type="float">
            <text:p>0.02649</text:p>
          </table:table-cell>
          <table:table-cell table:style-name="ce19" office:value-type="float" office:value="0.0270633" calcext:value-type="float">
            <text:p>0.0270633</text:p>
          </table:table-cell>
          <table:table-cell table:style-name="ce19" office:value-type="float" office:value="0.0284929" calcext:value-type="float">
            <text:p>0.0284929</text:p>
          </table:table-cell>
          <table:table-cell table:style-name="ce22" office:value-type="float" office:value="0.0301325" calcext:value-type="float">
            <text:p>0.0301325</text:p>
          </table:table-cell>
          <table:table-cell table:number-columns-repeated="2"/>
          <table:table-cell table:style-name="ce16"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table:style-name="ce21" office:value-type="float" office:value="0.0262375" calcext:value-type="float">
            <text:p>0.0262375</text:p>
          </table:table-cell>
          <table:table-cell table:number-columns-repeated="2"/>
          <table:table-cell table:style-name="ce16"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table:style-name="ce21" office:value-type="float" office:value="0.0247325" calcext:value-type="float">
            <text:p>0.0247325</text:p>
          </table:table-cell>
          <table:table-cell table:number-columns-repeated="2"/>
          <table:table-cell table:style-name="ce16"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table:style-name="ce21"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table:style-name="ce17" office:value-type="float" office:value="0.0037" calcext:value-type="float">
            <text:p>0.0037</text:p>
          </table:table-cell>
          <table:table-cell table:style-name="ce19" office:value-type="float" office:value="0.026474" calcext:value-type="float">
            <text:p>0.026474</text:p>
          </table:table-cell>
          <table:table-cell table:style-name="ce19" office:value-type="float" office:value="0.027275" calcext:value-type="float">
            <text:p>0.027275</text:p>
          </table:table-cell>
          <table:table-cell table:style-name="ce19" office:value-type="float" office:value="0.0287371" calcext:value-type="float">
            <text:p>0.0287371</text:p>
          </table:table-cell>
          <table:table-cell table:style-name="ce22" office:value-type="float" office:value="0.0303475" calcext:value-type="float">
            <text:p>0.0303475</text:p>
          </table:table-cell>
          <table:table-cell table:number-columns-repeated="2"/>
          <table:table-cell table:style-name="ce17" office:value-type="float" office:value="0.0039" calcext:value-type="float">
            <text:p>0.0039</text:p>
          </table:table-cell>
          <table:table-cell table:style-name="ce19" office:value-type="float" office:value="0.025708" calcext:value-type="float">
            <text:p>0.025708</text:p>
          </table:table-cell>
          <table:table-cell table:style-name="ce19" office:value-type="float" office:value="0.0262717" calcext:value-type="float">
            <text:p>0.0262717</text:p>
          </table:table-cell>
          <table:table-cell table:style-name="ce19" office:value-type="float" office:value="0.0272029" calcext:value-type="float">
            <text:p>0.0272029</text:p>
          </table:table-cell>
          <table:table-cell table:style-name="ce22" office:value-type="float" office:value="0.0283137" calcext:value-type="float">
            <text:p>0.0283137</text:p>
          </table:table-cell>
          <table:table-cell table:number-columns-repeated="2"/>
          <table:table-cell table:style-name="ce16"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table:style-name="ce21"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table:style-name="ce16"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table:style-name="ce21"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table:style-name="ce16"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table:style-name="ce21"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table:style-name="ce17" office:value-type="float" office:value="0.0045" calcext:value-type="float">
            <text:p>0.0045</text:p>
          </table:table-cell>
          <table:table-cell table:style-name="ce19" office:value-type="float" office:value="0.0197489" calcext:value-type="float">
            <text:p>0.0197489</text:p>
          </table:table-cell>
          <table:table-cell table:style-name="ce19" office:value-type="float" office:value="0.0194317" calcext:value-type="float">
            <text:p>0.0194317</text:p>
          </table:table-cell>
          <table:table-cell table:style-name="ce19" office:value-type="float" office:value="0.0200133" calcext:value-type="float">
            <text:p>0.0200133</text:p>
          </table:table-cell>
          <table:table-cell table:style-name="ce22"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BASIC – single_rounds_rev WRONGimplem</text:p>
          </table:table-cell>
          <table:table-cell table:number-columns-repeated="4"/>
          <table:table-cell table:style-name="ce8" office:value-type="string" calcext:value-type="string">
            <text:p>Threshold BASIC – single_rounds_rev</text:p>
          </table:table-cell>
          <table:table-cell table:number-columns-repeated="5"/>
          <table:table-cell table:style-name="ce8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8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8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74414" calcext:value-type="float">
            <text:p>0.7441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802" calcext:value-type="float">
            <text:p>0.71802</text:p>
          </table:table-cell>
          <table:table-cell office:value-type="float" office:value="0.74838" calcext:value-type="float">
            <text:p>0.7483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72444" calcext:value-type="float">
            <text:p>0.724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9122" calcext:value-type="float">
            <text:p>0.59122</text:p>
          </table:table-cell>
          <table:table-cell office:value-type="float" office:value="0.73722" calcext:value-type="float">
            <text:p>0.737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184" calcext:value-type="float">
            <text:p>0.62184</text:p>
          </table:table-cell>
          <table:table-cell office:value-type="float" office:value="0.7416" calcext:value-type="float">
            <text:p>0.741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7448" calcext:value-type="float">
            <text:p>0.744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74534" calcext:value-type="float">
            <text:p>0.745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74854" calcext:value-type="float">
            <text:p>0.7485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4974" calcext:value-type="float">
            <text:p>0.74974</text:p>
          </table:table-cell>
          <table:table-cell table:number-columns-repeated="3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15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 table:number-columns-spanned="6" table:number-rows-spanned="1">
            <text:p>a0 EPL</text:p>
          </table:table-cell>
          <table:covered-table-cell table:number-columns-repeated="5" table:style-name="ce14"/>
          <table:table-cell table:number-columns-repeated="2"/>
          <table:table-cell table:style-name="ce11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14"/>
          <table:table-cell table:number-columns-repeated="6"/>
        </table:table-row>
        <table:table-row table:style-name="ro1"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1" office:value-type="string" calcext:value-type="string" table:number-columns-spanned="6" table:number-rows-spanned="1">
            <text:p>eta EPL</text:p>
          </table:table-cell>
          <table:covered-table-cell table:number-columns-repeated="5" table:style-name="ce14"/>
          <table:table-cell table:number-columns-repeated="14"/>
        </table:table-row>
        <table:table-row table:style-name="ro1">
          <table:table-cell table:style-name="ce12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15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15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15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15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.00055" calcext:value-type="float">
            <text:p>0.00055</text:p>
          </table:table-cell>
          <table:table-cell office:value-type="float" office:value="0.0117767" calcext:value-type="float">
            <text:p>0.0117767</text:p>
          </table:table-cell>
          <table:table-cell office:value-type="float" office:value="0.0108267" calcext:value-type="float">
            <text:p>0.0108267</text:p>
          </table:table-cell>
          <table:table-cell office:value-type="float" office:value="0.0107333" calcext:value-type="float">
            <text:p>0.0107333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office:value-type="float" office:value="0.0135933" calcext:value-type="float">
            <text:p>0.0135933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office:value-type="float" office:value="0.0188756" calcext:value-type="float">
            <text:p>0.0188756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office:value-type="float" office:value="0.0255344" calcext:value-type="float">
            <text:p>0.0255344</text:p>
          </table:table-cell>
        </table:table-row>
        <table:table-row table:style-name="ro1"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346733" calcext:value-type="float">
            <text:p>0.0346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16:14:10.403744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8T16:17:33.403929563</dc:date>
    <meta:editing-duration>P2DT22H15M55S</meta:editing-duration>
    <meta:editing-cycles>426</meta:editing-cycles>
    <meta:generator>LibreOffice/5.1.6.2$Linux_X86_64 LibreOffice_project/10m0$Build-2</meta:generator>
    <meta:document-statistic meta:table-count="3" meta:cell-count="3083" meta:object-count="0"/>
  </office:meta>
</office:document-meta>
</file>